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tetreeModule.getAttributeValues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tetreeModule.getAttribute( String name , Configuration modeConf , Map objectMode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SitetreeModul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